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4700b8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4700b8" fo:font-weight="bold" style:font-weight-asian="bold" style:font-weight-complex="bold"/>
    </style:style>
    <style:style style:name="P4" style:family="paragraph">
      <style:text-properties fo:color="#dc2300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color="#4700b8" fo:font-size="18pt" fo:font-weight="bold" style:font-weight-asian="bold" style:font-weight-complex="bold"/>
    </style:style>
    <style:style style:name="P7" style:family="paragraph">
      <style:text-properties fo:color="#dc2300" fo:font-size="18pt" fo:font-weight="bold" style:font-weight-asian="bold" style:font-weight-complex="bold"/>
    </style:style>
    <style:style style:name="P8" style:family="paragraph">
      <style:text-properties fo:color="#dc2300" fo:font-size="18pt" fo:font-weight="normal" style:font-weight-asian="normal" style:font-weight-complex="normal"/>
    </style:style>
    <style:style style:name="P9" style:family="paragraph">
      <style:text-properties fo:color="#00cccc" fo:font-size="18pt"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color="#4700b8"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dc2300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color="#4700b8" fo:font-weight="bold" style:font-weight-asian="bold" style:font-weight-complex="bold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dc2300" fo:font-weight="normal" style:font-weight-asian="normal" style:font-weight-complex="normal"/>
    </style:style>
    <style:style style:name="T9" style:family="text">
      <style:text-properties fo:color="#00cccc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6.021cm" svg:height="0.962cm" svg:x="3cm" svg:y="2cm">
          <draw:text-box>
            <text:p>DISK I/O issues for the current DIFFEV implementation</text:p>
          </draw:text-box>
        </draw:frame>
        <draw:frame draw:style-name="gr1" draw:layer="layout" svg:width="20.729cm" svg:height="5.228cm" svg:x="3.2cm" svg:y="4cm">
          <draw:text-box>
            <text:p><text:span text:style-name="T1">The following graph shows the current workflow.</text:span></text:p>
            <text:p><text:span text:style-name="T1"/></text:p>
            <text:p><text:span text:style-name="T2">Blue arrows</text:span><text:span text:style-name="T1"> and </text:span><text:span text:style-name="T2">Names</text:span><text:span text:style-name="T1"> represent I/O that is done just once</text:span></text:p>
            <text:p><text:span text:style-name="T1"><text:tab/></text:span><text:span text:style-name="T1">this does not need a huge effort</text:span></text:p>
            <text:p><text:span text:style-name="T3">Blue arrows</text:span><text:span text:style-name="T1"> and </text:span><text:span text:style-name="T3">Names</text:span><text:span text:style-name="T1"> represent I/O that is done over and over again</text:span></text:p>
            <text:p><text:span text:style-name="T1"><text:tab/></text:span><text:span text:style-name="T1">during the refinement, usually from/to a global disk</text:span></text:p>
            <text:p/>
          </draw:text-box>
        </draw:frame>
        <draw:frame draw:style-name="gr1" draw:layer="layout" svg:width="21.427cm" svg:height="5.228cm" svg:x="3.201cm" svg:y="9cm">
          <draw:text-box>
            <text:p><text:span text:style-name="T1">DISCUS is run parallel via MPI</text:span></text:p>
            <text:p><text:span text:style-name="T1">Right now this includes a loop over MEMBER x INDIVIDUUM</text:span></text:p>
            <text:p><text:span text:style-name="T1">calculations</text:span></text:p>
            <text:p><text:span text:style-name="T1"/></text:p>
            <text:p><text:span text:style-name="T1">Once all of these are finished, KUPLOT reads and merges the INDIVUUM </text:span></text:p>
            <text:p><text:span text:style-name="T1">calculations and writes the current output data into TEMP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1" draw:layer="layout" svg:width="11.183cm" svg:height="0.962cm" svg:x="1.2cm" svg:y="0.8cm">
          <draw:text-box>
            <text:p>Current workflow DIFFEV refinements</text:p>
          </draw:text-box>
        </draw:frame>
        <draw:frame draw:style-name="gr1" draw:layer="layout" svg:width="3.457cm" svg:height="0.962cm" svg:x="1.4cm" svg:y="3.6cm">
          <draw:text-box>
            <text:p>Definitions</text:p>
          </draw:text-box>
        </draw:frame>
        <draw:frame draw:style-name="gr1" draw:layer="layout" svg:width="3.808cm" svg:height="0.962cm" svg:x="1.4cm" svg:y="5.6cm">
          <draw:text-box>
            <text:p>Initialization</text:p>
          </draw:text-box>
        </draw:frame>
        <draw:custom-shape draw:style-name="gr3" draw:text-style-name="P2" draw:layer="layout" svg:width="24.2cm" svg:height="10.8cm" svg:x="2.6cm" svg:y="8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801cm" svg:height="0.962cm" svg:x="1.4cm" svg:y="7.6cm">
          <draw:text-box>
            <text:p>Loop over generations</text:p>
          </draw:text-box>
        </draw:frame>
        <draw:frame draw:style-name="gr1" draw:layer="layout" svg:width="13.363cm" svg:height="0.962cm" svg:x="3.2cm" svg:y="9.2cm">
          <draw:text-box>
            <text:p>run_mpi DISCUS &lt; <text:span text:style-name="T4">dis.diffev.mac</text:span> &gt; /dev/null</text:p>
          </draw:text-box>
        </draw:frame>
        <draw:frame draw:style-name="gr1" draw:layer="layout" svg:width="13.705cm" svg:height="0.962cm" svg:x="3.201cm" svg:y="11.2cm">
          <draw:text-box>
            <text:p>run_mpi KUPLOT &lt; <text:span text:style-name="T4">kup.diffev.mac</text:span> &gt; /dev/null</text:p>
          </draw:text-box>
        </draw:frame>
        <draw:frame draw:style-name="gr1" draw:layer="layout" svg:width="2.966cm" svg:height="0.962cm" svg:x="3.202cm" svg:y="14.2cm">
          <draw:text-box>
            <text:p>compare</text:p>
          </draw:text-box>
        </draw:frame>
        <draw:frame draw:style-name="gr1" draw:layer="layout" svg:width="2.542cm" svg:height="0.962cm" svg:x="3.202cm" svg:y="17.2cm">
          <draw:text-box>
            <text:p>backup</text:p>
          </draw:text-box>
        </draw:frame>
        <draw:custom-shape draw:style-name="gr4" draw:text-style-name="P2" draw:layer="layout" svg:width="5cm" svg:height="0.6cm" svg:x="5.9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5.12cm" svg:height="0.962cm" svg:x="11.4cm" svg:y="5.6cm">
          <draw:text-box>
            <text:p text:style-name="P3"><text:span text:style-name="T5">Parameters; Summary; GENERATION; Trial_files</text:span></text:p>
          </draw:text-box>
        </draw:frame>
        <draw:frame draw:style-name="gr1" draw:text-style-name="P4" draw:layer="layout" svg:width="3.431cm" svg:height="0.962cm" svg:x="19.201cm" svg:y="9.2cm">
          <draw:text-box>
            <text:p text:style-name="P4"><text:span text:style-name="T6">Trial_files</text:span></text:p>
          </draw:text-box>
        </draw:frame>
        <draw:custom-shape draw:style-name="gr5" draw:text-style-name="P2" draw:layer="layout" svg:width="1.6cm" svg:height="0.6cm" svg:x="17.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1.772cm" svg:height="0.962cm" svg:x="19.201cm" svg:y="10.2cm">
          <draw:text-box>
            <text:p text:style-name="P4"><text:span text:style-name="T6">INDI</text:span></text:p>
          </draw:text-box>
        </draw:frame>
        <draw:frame draw:style-name="gr1" draw:text-style-name="P4" draw:layer="layout" svg:width="1.772cm" svg:height="0.962cm" svg:x="19.201cm" svg:y="11.2cm">
          <draw:text-box>
            <text:p text:style-name="P4"><text:span text:style-name="T6">INDI</text:span></text:p>
          </draw:text-box>
        </draw:frame>
        <draw:custom-shape draw:style-name="gr5" draw:text-style-name="P2" draw:layer="layout" svg:width="1.6cm" svg:height="0.6cm" svg:x="17.4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2.792cm" svg:height="1.673cm" svg:x="19.201cm" svg:y="12.2cm">
          <draw:text-box>
            <text:p text:style-name="P4"><text:span text:style-name="T6">Results</text:span></text:p>
            <text:p text:style-name="P4"><text:span text:style-name="T6">TEMP</text:span></text:p>
          </draw:text-box>
        </draw:frame>
        <draw:frame draw:style-name="gr1" draw:text-style-name="P4" draw:layer="layout" svg:width="2.792cm" svg:height="0.962cm" svg:x="19.201cm" svg:y="14.201cm">
          <draw:text-box>
            <text:p text:style-name="P4"><text:span text:style-name="T6">Results</text:span></text:p>
          </draw:text-box>
        </draw:frame>
        <draw:custom-shape draw:style-name="gr5" draw:text-style-name="P2" draw:layer="layout" svg:width="1.6cm" svg:height="0.6cm" svg:x="17.399cm" svg:y="17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7.225cm" svg:height="1.673cm" svg:x="19.202cm" svg:y="15.2cm">
          <draw:text-box>
            <text:p text:style-name="P4"><text:span text:style-name="T6">Trial_files</text:span></text:p>
            <text:p text:style-name="P4"><text:span text:style-name="T6">Parameters; Summary</text:span></text:p>
          </draw:text-box>
        </draw:frame>
        <draw:custom-shape draw:style-name="gr5" draw:text-style-name="P2" draw:layer="layout" svg:width="1.6cm" svg:height="0.6cm" svg:x="17.399cm" svg:y="15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4.443cm" svg:height="0.962cm" svg:x="19.201cm" svg:y="17.201cm">
          <draw:text-box>
            <text:p text:style-name="P4"><text:span text:style-name="T6">FINAL (copy)</text:span></text:p>
          </draw:text-box>
        </draw:frame>
        <draw:custom-shape draw:style-name="gr6" draw:text-style-name="P2" draw:layer="layout" svg:width="0.4cm" svg:height="0.8cm" svg:x="2.2cm" svg:y="4.8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2.199cm" svg:y="6.7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9cm" svg:y="10.2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8cm" svg:y="12.298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7cm" svg:y="15.297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6cm" svg:height="0.6cm" svg:x="17.3cm" svg:y="9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0.6cm" svg:x="17.299cm" svg:y="14.3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0.6cm" svg:x="17.299cm" svg:y="11.3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5" draw:layer="layout" svg:width="17.321cm" svg:height="4.517cm" svg:x="1.6cm" svg:y="2cm">
          <draw:text-box>
            <text:p text:style-name="P5">The main part of disk I/O is the wastefull reading / writing of:</text:p>
            <text:p text:style-name="P5"/>
            <text:p text:style-name="P5">a) Data in INDI</text:p>
            <text:p text:style-name="P5">b) Macro text itself</text:p>
            <text:p text:style-name="P5"/>
            <text:p text:style-name="P5">where a) is by far the main problem</text:p>
          </draw:text-box>
        </draw:frame>
        <draw:frame draw:style-name="gr1" draw:text-style-name="P5" draw:layer="layout" svg:width="10.37cm" svg:height="0.962cm" svg:x="1.6cm" svg:y="9cm">
          <draw:text-box>
            <text:p text:style-name="P5">2 Solutions have come to my mind:</text:p>
          </draw:text-box>
        </draw:frame>
        <draw:frame draw:style-name="gr1" draw:text-style-name="P5" draw:layer="layout" svg:width="12.44cm" svg:height="2.384cm" svg:x="3.6cm" svg:y="10.5cm">
          <draw:text-box>
            <text:p text:style-name="P5">Quick fix, with moderate efficiency gain</text:p>
            <text:p text:style-name="P5">Reduce loops in DIFFEV to MEMBER<text:span text:style-name="T7">, </text:span></text:p>
            <text:p text:style-name="P5"><text:span text:style-name="T7">Do indiv loop in DISCUS; write data locally</text:span></text:p>
          </draw:text-box>
        </draw:frame>
        <draw:frame draw:style-name="gr1" draw:text-style-name="P5" draw:layer="layout" svg:width="20.022cm" svg:height="2.384cm" svg:x="3.601cm" svg:y="13.501cm">
          <draw:text-box>
            <text:p text:style-name="P5">BIG fix, with complete (?) efficiency gain</text:p>
            <text:p text:style-name="P5">Envelope DIFFEV/DISCUS/KUPLOT with a DISCUS_SUITE program</text:p>
            <text:p text:style-name="P5"><text:span text:style-name="T7">write data locally / into memory on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5" draw:layer="layout" svg:width="18.126cm" svg:height="2.384cm" svg:x="3.6cm" svg:y="3.5cm">
          <draw:text-box>
            <text:p text:style-name="P5">Move loop over INDIVIDUUM into DISCUS macro and write </text:p>
            <text:p text:style-name="P5">Individual data to „/tmp/, that should exist as a local (RAM)Dis<text:span text:style-name="T7">k</text:span></text:p>
            <text:p text:style-name="P5"><text:span text:style-name="T7">Execute KUPLOT Macro from within the DISCUS macro</text:span></text:p>
          </draw:text-box>
        </draw:frame>
        <draw:frame draw:style-name="gr1" draw:text-style-name="P5" draw:layer="layout" svg:width="11.449cm" svg:height="1.673cm" svg:x="1.6cm" svg:y="1.5cm">
          <draw:text-box>
            <text:p text:style-name="P5">Quick fix, with moderate efficiency gain</text:p>
            <text:p text:style-name="P5">Reduce loops in DIFFEV to MEMBER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1.504cm" svg:height="0.962cm" svg:x="1.2cm" svg:y="0.8cm">
          <draw:text-box>
            <text:p text:style-name="P5">Quick fix workflow DIFFEV refinements</text:p>
          </draw:text-box>
        </draw:frame>
        <draw:frame draw:style-name="gr1" draw:text-style-name="P5" draw:layer="layout" svg:width="3.457cm" svg:height="0.962cm" svg:x="1.4cm" svg:y="3.6cm">
          <draw:text-box>
            <text:p text:style-name="P5">Definitions</text:p>
          </draw:text-box>
        </draw:frame>
        <draw:frame draw:style-name="gr1" draw:text-style-name="P5" draw:layer="layout" svg:width="3.808cm" svg:height="0.962cm" svg:x="1.4cm" svg:y="5.6cm">
          <draw:text-box>
            <text:p text:style-name="P5">Initialization</text:p>
          </draw:text-box>
        </draw:frame>
        <draw:custom-shape draw:style-name="gr3" draw:text-style-name="P2" draw:layer="layout" svg:width="24.2cm" svg:height="10.8cm" svg:x="2.6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801cm" svg:height="0.962cm" svg:x="1.4cm" svg:y="7.6cm">
          <draw:text-box>
            <text:p text:style-name="P5">Loop over generations</text:p>
          </draw:text-box>
        </draw:frame>
        <draw:frame draw:style-name="gr1" draw:text-style-name="P5" draw:layer="layout" svg:width="13.363cm" svg:height="0.962cm" svg:x="3.2cm" svg:y="9.2cm">
          <draw:text-box>
            <text:p text:style-name="P5">run_mpi DISCUS &lt; <text:span text:style-name="T4">dis.diffev.mac</text:span> &gt; /dev/null</text:p>
          </draw:text-box>
        </draw:frame>
        <draw:frame draw:style-name="gr1" draw:text-style-name="P5" draw:layer="layout" svg:width="11.241cm" svg:height="0.962cm" svg:x="5.601cm" svg:y="11.2cm">
          <draw:text-box>
            <text:p text:style-name="P5">KUPLOT &lt; <text:span text:style-name="T4">kup.diffev.mac</text:span> &gt; /dev/null</text:p>
          </draw:text-box>
        </draw:frame>
        <draw:frame draw:style-name="gr1" draw:text-style-name="P5" draw:layer="layout" svg:width="2.966cm" svg:height="0.962cm" svg:x="3.202cm" svg:y="14.2cm">
          <draw:text-box>
            <text:p text:style-name="P5">compare</text:p>
          </draw:text-box>
        </draw:frame>
        <draw:frame draw:style-name="gr1" draw:text-style-name="P5" draw:layer="layout" svg:width="2.542cm" svg:height="0.962cm" svg:x="3.202cm" svg:y="17.2cm">
          <draw:text-box>
            <text:p text:style-name="P5">backup</text:p>
          </draw:text-box>
        </draw:frame>
        <draw:custom-shape draw:style-name="gr4" draw:text-style-name="P2" draw:layer="layout" svg:width="5cm" svg:height="0.6cm" svg:x="5.9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15.12cm" svg:height="0.962cm" svg:x="11.4cm" svg:y="5.6cm">
          <draw:text-box>
            <text:p text:style-name="P6"><text:span text:style-name="T5">Parameters; Summary; GENERATION; Trial_files</text:span></text:p>
          </draw:text-box>
        </draw:frame>
        <draw:frame draw:style-name="gr1" draw:text-style-name="P7" draw:layer="layout" svg:width="3.431cm" svg:height="0.962cm" svg:x="19.201cm" svg:y="9.2cm">
          <draw:text-box>
            <text:p text:style-name="P7"><text:span text:style-name="T6">Trial_files</text:span></text:p>
          </draw:text-box>
        </draw:frame>
        <draw:custom-shape draw:style-name="gr5" draw:text-style-name="P2" draw:layer="layout" svg:width="1.6cm" svg:height="0.6cm" svg:x="17.4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8" draw:layer="layout" svg:width="3.47cm" svg:height="0.962cm" svg:x="19.201cm" svg:y="10.2cm">
          <draw:text-box>
            <text:p text:style-name="P8"><text:span text:style-name="T8">/TMP/INDI</text:span></text:p>
          </draw:text-box>
        </draw:frame>
        <draw:frame draw:style-name="gr1" draw:text-style-name="P8" draw:layer="layout" svg:width="3.47cm" svg:height="0.962cm" svg:x="19.201cm" svg:y="11.2cm">
          <draw:text-box>
            <text:p text:style-name="P8"><text:span text:style-name="T8">/TMP/INDI</text:span></text:p>
          </draw:text-box>
        </draw:frame>
        <draw:custom-shape draw:style-name="gr5" draw:text-style-name="P2" draw:layer="layout" svg:width="1.6cm" svg:height="0.6cm" svg:x="17.4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2.792cm" svg:height="1.673cm" svg:x="19.201cm" svg:y="12.2cm">
          <draw:text-box>
            <text:p text:style-name="P7"><text:span text:style-name="T6">Results</text:span></text:p>
            <text:p text:style-name="P7"><text:span text:style-name="T6">TEMP</text:span></text:p>
          </draw:text-box>
        </draw:frame>
        <draw:frame draw:style-name="gr1" draw:text-style-name="P7" draw:layer="layout" svg:width="2.792cm" svg:height="0.962cm" svg:x="19.201cm" svg:y="14.201cm">
          <draw:text-box>
            <text:p text:style-name="P7"><text:span text:style-name="T6">Results</text:span></text:p>
          </draw:text-box>
        </draw:frame>
        <draw:custom-shape draw:style-name="gr5" draw:text-style-name="P2" draw:layer="layout" svg:width="1.6cm" svg:height="0.6cm" svg:x="17.399cm" svg:y="17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7.225cm" svg:height="1.673cm" svg:x="19.202cm" svg:y="15.2cm">
          <draw:text-box>
            <text:p text:style-name="P7"><text:span text:style-name="T6">Trial_files</text:span></text:p>
            <text:p text:style-name="P7"><text:span text:style-name="T6">Parameters; Summary</text:span></text:p>
          </draw:text-box>
        </draw:frame>
        <draw:custom-shape draw:style-name="gr5" draw:text-style-name="P2" draw:layer="layout" svg:width="1.6cm" svg:height="0.6cm" svg:x="17.399cm" svg:y="15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4.443cm" svg:height="0.962cm" svg:x="19.201cm" svg:y="17.201cm">
          <draw:text-box>
            <text:p text:style-name="P7"><text:span text:style-name="T6">FINAL (copy)</text:span></text:p>
          </draw:text-box>
        </draw:frame>
        <draw:custom-shape draw:style-name="gr6" draw:text-style-name="P2" draw:layer="layout" svg:width="0.4cm" svg:height="0.8cm" svg:x="2.2cm" svg:y="4.8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2.199cm" svg:y="6.7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9.099cm" svg:y="10.2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8cm" svg:y="12.298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7cm" svg:y="15.297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6cm" svg:height="0.6cm" svg:x="17.299cm" svg:y="9.3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0.6cm" svg:x="17.298cm" svg:y="11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6cm" svg:height="0.6cm" svg:x="17.297cm" svg:y="14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" draw:text-style-name="P5" draw:layer="layout" svg:width="20.022cm" svg:height="2.384cm" svg:x="3.4cm" svg:y="1.6cm">
          <draw:text-box>
            <text:p text:style-name="P5">BIG fix, with complete (?) efficiency gain</text:p>
            <text:p text:style-name="P5">Envelope DIFFEV/DISCUS/KUPLOT with a DISCUS_SUITE program</text:p>
            <text:p text:style-name="P5"><text:span text:style-name="T7">write data locally / into memory only</text:span></text:p>
          </draw:text-box>
        </draw:frame>
        <draw:frame draw:style-name="gr1" draw:layer="layout" svg:width="16.534cm" svg:height="0.962cm" svg:x="3.6cm" svg:y="4.7cm">
          <draw:text-box>
            <text:p>The DISCUS_SUITE program shall have the capability to</text:p>
          </draw:text-box>
        </draw:frame>
        <draw:frame draw:style-name="gr1" draw:layer="layout" svg:width="19.56cm" svg:height="1.673cm" svg:x="5.6cm" svg:y="6.7cm">
          <draw:text-box>
            <text:p>Preload macos, including their nested sequence, such that the user </text:p>
            <text:p>does not feel any difference</text:p>
          </draw:text-box>
        </draw:frame>
        <draw:frame draw:style-name="gr1" draw:layer="layout" svg:width="20.009cm" svg:height="2.384cm" svg:x="5.6cm" svg:y="6.701cm">
          <draw:text-box>
            <text:p>Preload macos, including their nested sequence, such that the user </text:p>
            <text:p>does not feel any difference</text:p>
            <text:p>Preload general input files required by the macros (automatically ???)</text:p>
          </draw:text-box>
        </draw:frame>
        <draw:frame draw:style-name="gr1" draw:layer="layout" svg:width="13.181cm" svg:height="0.962cm" svg:x="5.6cm" svg:y="9.601cm">
          <draw:text-box>
            <text:p>Branch to any of DIFFEV; DISCUS; KUPLOT</text:p>
          </draw:text-box>
        </draw:frame>
        <draw:frame draw:style-name="gr1" draw:layer="layout" svg:width="15.866cm" svg:height="3.806cm" svg:x="5.601cm" svg:y="11.101cm">
          <draw:text-box>
            <text:p>Do internal I/O into/from memory for:</text:p>
            <text:p><text:tab/>global.filename<text:tab/>data accessible by all programs</text:p>
            <text:p><text:tab/>diffev.filename<text:tab/>data accessible to DIFFEV only</text:p>
            <text:p><text:tab/>discus.filename<text:tab/>data accessible to DISCUS only</text:p>
            <text:p><text:tab/>kuplot.filename<text:tab/>data accessible to KUPLOT only</text:p>
          </draw:text-box>
        </draw:frame>
        <draw:frame draw:style-name="gr1" draw:layer="layout" svg:width="17.664cm" svg:height="1.673cm" svg:x="5.6cm" svg:y="15.6cm">
          <draw:text-box>
            <text:p>Send (large) data via MPI / openmp from MASTER to SLAVE</text:p>
            <text:p>and between <text:s/>DIFFEV and DISCUS/KUPLOT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0.797cm" svg:height="0.962cm" svg:x="1.2cm" svg:y="0.8cm">
          <draw:text-box>
            <text:p text:style-name="P5">Big fix workflow DIFFEV refinements</text:p>
          </draw:text-box>
        </draw:frame>
        <draw:frame draw:style-name="gr1" draw:text-style-name="P5" draw:layer="layout" svg:width="2.051cm" svg:height="0.962cm" svg:x="3.2cm" svg:y="3.6cm">
          <draw:text-box>
            <text:p text:style-name="P5">setup</text:p>
          </draw:text-box>
        </draw:frame>
        <draw:frame draw:style-name="gr1" draw:text-style-name="P5" draw:layer="layout" svg:width="2.005cm" svg:height="0.962cm" svg:x="3.2cm" svg:y="5.6cm">
          <draw:text-box>
            <text:p text:style-name="P5">diffev</text:p>
          </draw:text-box>
        </draw:frame>
        <draw:custom-shape draw:style-name="gr3" draw:text-style-name="P2" draw:layer="layout" svg:width="24.2cm" svg:height="10.8cm" svg:x="2.6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6.801cm" svg:height="0.962cm" svg:x="3.2cm" svg:y="7.6cm">
          <draw:text-box>
            <text:p text:style-name="P5">Loop over generations</text:p>
          </draw:text-box>
        </draw:frame>
        <draw:frame draw:style-name="gr1" draw:text-style-name="P5" draw:layer="layout" svg:width="20.907cm" svg:height="2.384cm" svg:x="3.2cm" svg:y="9.2cm">
          <draw:text-box>
            <text:p text:style-name="P5">run_mpi DISCUS for MEMBERS; HYBRID model, one member per node</text:p>
            <text:p text:style-name="P5"><text:tab/>run_openmp DISCUS within MEMBERS for INDIVIDUUM; <text:line-break/><text:tab/>on CPU's of given node </text:p>
          </draw:text-box>
        </draw:frame>
        <draw:frame draw:style-name="gr1" draw:text-style-name="P5" draw:layer="layout" svg:width="9.798cm" svg:height="0.962cm" svg:x="3.201cm" svg:y="12.2cm">
          <draw:text-box>
            <text:p text:style-name="P5">run_mpi KUPLOT for MEMBERS</text:p>
          </draw:text-box>
        </draw:frame>
        <draw:frame draw:style-name="gr1" draw:text-style-name="P5" draw:layer="layout" svg:width="2.966cm" svg:height="0.962cm" svg:x="3.202cm" svg:y="14.2cm">
          <draw:text-box>
            <text:p text:style-name="P5">compare</text:p>
          </draw:text-box>
        </draw:frame>
        <draw:frame draw:style-name="gr1" draw:text-style-name="P5" draw:layer="layout" svg:width="2.542cm" svg:height="0.962cm" svg:x="3.202cm" svg:y="16.4cm">
          <draw:text-box>
            <text:p text:style-name="P5">backup</text:p>
          </draw:text-box>
        </draw:frame>
        <draw:custom-shape draw:style-name="gr7" draw:text-style-name="P2" draw:layer="layout" svg:width="5cm" svg:height="0.6cm" svg:x="5.9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9" draw:layer="layout" svg:width="11.801cm" svg:height="0.962cm" svg:x="11.4cm" svg:y="5.6cm">
          <draw:text-box>
            <text:p text:style-name="P9"><text:span text:style-name="T9">Parameters; Summary; GENERATION</text:span></text:p>
          </draw:text-box>
        </draw:frame>
        <draw:custom-shape draw:style-name="gr6" draw:text-style-name="P2" draw:layer="layout" svg:width="0.4cm" svg:height="0.8cm" svg:x="3.4cm" svg:y="4.7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9cm" svg:y="6.6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9cm" svg:y="11.099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8cm" svg:y="13.398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4cm" svg:height="0.8cm" svg:x="3.397cm" svg:y="15.297cm">
          <text:p/>
          <draw:enhanced-geometry svg:viewBox="0 0 21600 21600" draw:text-areas="?f0 0 ?f2 ?f5" draw:type="down-arrow" draw:modifiers="16314.606741573 9803.491271820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5cm" svg:height="0.6cm" svg:x="5.8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5.121cm" svg:height="0.962cm" svg:x="1.4cm" svg:y="2.4cm">
          <draw:text-box>
            <text:p>DISCUS_SUITE</text:p>
          </draw:text-box>
        </draw:frame>
        <draw:frame draw:style-name="gr1" draw:text-style-name="P9" draw:layer="layout" svg:width="12.893cm" svg:height="1.673cm" svg:x="11.4cm" svg:y="3.6cm">
          <draw:text-box>
            <text:p text:style-name="P9"><text:span text:style-name="T9">Load all macros including nested code</text:span></text:p>
            <text:p text:style-name="P9"><text:span text:style-name="T9">Store in memory for DISCUS, KUPLOT, ...</text:span></text:p>
          </draw:text-box>
        </draw:frame>
        <draw:custom-shape draw:style-name="gr4" draw:text-style-name="P2" draw:layer="layout" svg:width="5cm" svg:height="0.6cm" svg:x="6.399cm" svg:y="14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11.801cm" svg:height="0.962cm" svg:x="12.001cm" svg:y="14.2cm">
          <draw:text-box>
            <text:p text:style-name="P6"><text:span text:style-name="T5">Parameters; Summary; GENERATION</text:span></text:p>
          </draw:text-box>
        </draw:frame>
        <draw:custom-shape draw:style-name="gr4" draw:text-style-name="P2" draw:layer="layout" svg:width="5cm" svg:height="0.6cm" svg:x="6.399cm" svg:y="16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9.299cm" svg:height="0.962cm" svg:x="12.001cm" svg:y="16.5cm">
          <draw:text-box>
            <text:p text:style-name="P6"><text:span text:style-name="T5">write best solutions to FI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3" draw:text-style-name="P2" draw:layer="layout" svg:width="21.2cm" svg:height="15.038cm" svg:x="2.2cm" svg:y="3.96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0.357cm" svg:height="0.962cm" svg:x="2.4cm" svg:y="3cm">
          <draw:text-box>
            <text:p>MASTER; setup, diffev initialization</text:p>
          </draw:text-box>
        </draw:frame>
        <draw:frame draw:style-name="gr1" draw:layer="layout" svg:width="12.906cm" svg:height="0.962cm" svg:x="2.401cm" svg:y="4.3cm">
          <draw:text-box>
            <text:p>MASTER; serial loop over refinement cycles</text:p>
          </draw:text-box>
        </draw:frame>
        <draw:custom-shape draw:style-name="gr8" draw:text-style-name="P2" draw:layer="layout" svg:width="0.6cm" svg:height="1.2cm" svg:x="3.8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cm" svg:height="1.2cm" svg:x="13.797cm" svg:y="5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6.281cm" svg:height="1.673cm" svg:x="15cm" svg:y="5.5cm">
          <draw:text-box>
            <text:p>MPI distributed loop </text:p>
            <text:p>over members</text:p>
          </draw:text-box>
        </draw:frame>
        <draw:custom-shape draw:style-name="gr3" draw:text-style-name="P2" draw:layer="layout" svg:width="8cm" svg:height="7.2cm" svg:x="3.6cm" svg:y="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512cm" svg:height="2.384cm" svg:x="4cm" svg:y="8.6cm">
          <draw:text-box>
            <text:p>For individual calculation</text:p>
            <text:p>for a member openmp(?)</text:p>
            <text:p>Distributed calculation</text:p>
          </draw:text-box>
        </draw:frame>
        <draw:custom-shape draw:style-name="gr9" draw:text-style-name="P2" draw:layer="layout" svg:width="0.6cm" svg:height="1.2cm" svg:x="4.099cm" svg:y="11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6cm" svg:height="1.2cm" svg:x="6.098cm" svg:y="11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6cm" svg:height="1.2cm" svg:x="8.097cm" svg:y="11.5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7.728cm" svg:height="0.962cm" svg:x="4cm" svg:y="13.4cm">
          <draw:text-box>
            <text:p>Merge results in KUPLOT</text:p>
          </draw:text-box>
        </draw:frame>
        <draw:custom-shape draw:style-name="gr3" draw:text-style-name="P2" draw:layer="layout" svg:width="8cm" svg:height="7.2cm" svg:x="13.599cm" svg:y="7.99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512cm" svg:height="2.384cm" svg:x="13.999cm" svg:y="8.599cm">
          <draw:text-box>
            <text:p>For individual calculation</text:p>
            <text:p>for a member openmp(?)</text:p>
            <text:p>Distributed calculation</text:p>
          </draw:text-box>
        </draw:frame>
        <draw:custom-shape draw:style-name="gr9" draw:text-style-name="P2" draw:layer="layout" svg:width="0.6cm" svg:height="1.2cm" svg:x="14.098cm" svg:y="11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6cm" svg:height="1.2cm" svg:x="16.097cm" svg:y="11.5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6cm" svg:height="1.2cm" svg:x="18.096cm" svg:y="11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7.728cm" svg:height="0.962cm" svg:x="13.999cm" svg:y="13.399cm">
          <draw:text-box>
            <text:p>Merge results in KUPLOT</text:p>
          </draw:text-box>
        </draw:frame>
        <draw:frame draw:style-name="gr1" draw:layer="layout" svg:width="15.643cm" svg:height="2.384cm" svg:x="2.401cm" svg:y="15.7cm">
          <draw:text-box>
            <text:p>MASTER; <text:tab/>collect KUPLOT results</text:p>
            <text:p><text:tab/><text:tab/><text:tab/>compare:<text:tab/>derive new trial parameters</text:p>
            <text:p><text:tab/><text:tab/><text:tab/>backup;<text:tab/><text:tab/>archive best result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0.797cm" svg:height="0.962cm" svg:x="1.2cm" svg:y="0.8cm">
          <draw:text-box>
            <text:p text:style-name="P5">Big fix workflow DIFFEV refinements</text:p>
          </draw:text-box>
        </draw:frame>
        <draw:frame draw:style-name="gr1" draw:text-style-name="P9" draw:layer="layout" svg:width="17.401cm" svg:height="5.228cm" svg:x="8.599cm" svg:y="8.2cm">
          <draw:text-box>
            <text:p text:style-name="P9"><text:span text:style-name="T9">DISCUS sends the calculated Diffraction pattern back to</text:span></text:p>
            <text:p text:style-name="P9"><text:span text:style-name="T9">DIFFEV via the slave</text:span></text:p>
            <text:p text:style-name="P9"><text:span text:style-name="T9">Might have to change the sequence of loops, make</text:span></text:p>
            <text:p text:style-name="P9"><text:span text:style-name="T9">INDIV the fast loop, and MEMBERS the slow</text:span></text:p>
            <text:p text:style-name="P9"><text:span text:style-name="T9">This would allow DISCUS_SUITE to calculate the </text:span></text:p>
            <text:p text:style-name="P9"><text:span text:style-name="T9">R-value for a specific member and then to free the </text:span></text:p>
            <text:p text:style-name="P9"><text:span text:style-name="T9">memory.</text:span></text:p>
          </draw:text-box>
        </draw:frame>
        <draw:frame draw:style-name="gr1" draw:text-style-name="P5" draw:layer="layout" svg:width="13.363cm" svg:height="0.962cm" svg:x="2.2cm" svg:y="2.438cm">
          <draw:text-box>
            <text:p text:style-name="P5">run_mpi DISCUS &lt; <text:span text:style-name="T4">dis.diffev.mac</text:span> &gt; /dev/null</text:p>
          </draw:text-box>
        </draw:frame>
        <draw:custom-shape draw:style-name="gr7" draw:text-style-name="P2" draw:layer="layout" svg:width="5cm" svg:height="0.6cm" svg:x="3.2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9" draw:layer="layout" svg:width="15.001cm" svg:height="3.806cm" svg:x="8.48cm" svg:y="4cm">
          <draw:text-box>
            <text:p text:style-name="P9"><text:span text:style-name="T9">DIFFEV sends GENERATION, Trialfiles, Macros</text:span></text:p>
            <text:p text:style-name="P9"><text:span text:style-name="T9">to slave and on to slave program</text:span></text:p>
            <text:p text:style-name="P9"><text:span text:style-name="T9">Essentially as in the current SOCKET version</text:span></text:p>
            <text:p text:style-name="P9"><text:span text:style-name="T9">Need to ensure that the macros are sent only at </text:span></text:p>
            <text:p text:style-name="P9"><text:span text:style-name="T9">the first call</text:span></text:p>
          </draw:text-box>
        </draw:frame>
        <draw:custom-shape draw:style-name="gr7" draw:text-style-name="P2" draw:layer="layout" svg:width="5cm" svg:height="0.6cm" svg:x="3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0" draw:layer="layout" svg:width="8.986cm" svg:height="0.962cm" svg:x="1.601cm" svg:y="13.9cm">
          <draw:text-box>
            <text:p text:style-name="P10"><text:span text:style-name="T10">DISK I/O reduced to no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0.797cm" svg:height="0.962cm" svg:x="1.2cm" svg:y="0.8cm">
          <draw:text-box>
            <text:p text:style-name="P5">Big fix workflow DIFFEV refinements</text:p>
          </draw:text-box>
        </draw:frame>
        <draw:frame draw:style-name="gr1" draw:text-style-name="P9" draw:layer="layout" svg:width="16.314cm" svg:height="1.673cm" svg:x="8.599cm" svg:y="9.2cm">
          <draw:text-box>
            <text:p text:style-name="P9"><text:span text:style-name="T9">KUPLOT sends the averaged diffraction pattern <text:s/>and</text:span></text:p>
            <text:p text:style-name="P9"><text:span text:style-name="T9">The R-value back toDIFFEV via the slave</text:span></text:p>
          </draw:text-box>
        </draw:frame>
        <draw:frame draw:style-name="gr1" draw:text-style-name="P5" draw:layer="layout" svg:width="13.494cm" svg:height="0.962cm" svg:x="2.2cm" svg:y="2.438cm">
          <draw:text-box>
            <text:p text:style-name="P5">run_mpi KUPLOT &lt; <text:span text:style-name="T4">dis.diffev.mac</text:span> &gt; /dev/null</text:p>
          </draw:text-box>
        </draw:frame>
        <draw:custom-shape draw:style-name="gr7" draw:text-style-name="P2" draw:layer="layout" svg:width="5cm" svg:height="0.6cm" svg:x="3.2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9" draw:layer="layout" svg:width="15.001cm" svg:height="4.517cm" svg:x="8.48cm" svg:y="4cm">
          <draw:text-box>
            <text:p text:style-name="P9"><text:span text:style-name="T9">DIFFEV sends GENERATION, Trialfiles, Macros</text:span></text:p>
            <text:p text:style-name="P9"><text:span text:style-name="T9">and the data for one member </text:span></text:p>
            <text:p text:style-name="P9"><text:span text:style-name="T9">to slave and on to slave program</text:span></text:p>
            <text:p text:style-name="P9"><text:span text:style-name="T9">Essentially as in the current SOCKET version</text:span></text:p>
            <text:p text:style-name="P9"><text:span text:style-name="T9">Need to ensure that the macros are sent only at </text:span></text:p>
            <text:p text:style-name="P9"><text:span text:style-name="T9">the first call</text:span></text:p>
          </draw:text-box>
        </draw:frame>
        <draw:custom-shape draw:style-name="gr7" draw:text-style-name="P2" draw:layer="layout" svg:width="5cm" svg:height="0.6cm" svg:x="3cm" svg:y="9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0" draw:layer="layout" svg:width="8.986cm" svg:height="0.962cm" svg:x="1.601cm" svg:y="13cm">
          <draw:text-box>
            <text:p text:style-name="P10"><text:span text:style-name="T10">DISK I/O reduced to no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0.797cm" svg:height="0.962cm" svg:x="1.2cm" svg:y="0.8cm">
          <draw:text-box>
            <text:p text:style-name="P5">Big fix workflow DIFFEV refinements</text:p>
          </draw:text-box>
        </draw:frame>
        <draw:frame draw:style-name="gr1" draw:text-style-name="P5" draw:layer="layout" svg:width="2.966cm" svg:height="0.962cm" svg:x="2.2cm" svg:y="2.438cm">
          <draw:text-box>
            <text:p text:style-name="P5">compare</text:p>
          </draw:text-box>
        </draw:frame>
        <draw:custom-shape draw:style-name="gr4" draw:text-style-name="P2" draw:layer="layout" svg:width="5cm" svg:height="0.6cm" svg:x="3.2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14.497cm" svg:height="1.673cm" svg:x="8.703cm" svg:y="3.927cm">
          <draw:text-box>
            <text:p text:style-name="P6"><text:span text:style-name="T5">DIFFEV updates GENERATION, Parameter and</text:span></text:p>
            <text:p text:style-name="P6"><text:span text:style-name="T5">Summary files</text:span></text:p>
          </draw:text-box>
        </draw:frame>
        <draw:frame draw:style-name="gr1" draw:text-style-name="P5" draw:layer="layout" svg:width="2.542cm" svg:height="0.962cm" svg:x="2.201cm" svg:y="7.439cm">
          <draw:text-box>
            <text:p text:style-name="P5">backup</text:p>
          </draw:text-box>
        </draw:frame>
        <draw:custom-shape draw:style-name="gr4" draw:text-style-name="P2" draw:layer="layout" svg:width="5cm" svg:height="0.6cm" svg:x="3.201cm" svg:y="9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15.543cm" svg:height="1.673cm" svg:x="8.481cm" svg:y="9.001cm">
          <draw:text-box>
            <text:p text:style-name="P6"><text:span text:style-name="T5">DIFFEV updates current best data files into FINAL</text:span></text:p>
            <text:p text:style-name="P6"><text:span text:style-name="T5">directory, optional by user</text:span></text:p>
          </draw:text-box>
        </draw:frame>
        <draw:frame draw:style-name="gr1" draw:text-style-name="P10" draw:layer="layout" svg:width="23.37cm" svg:height="0.962cm" svg:x="1.6cm" svg:y="13cm">
          <draw:text-box>
            <text:p text:style-name="P10"><text:span text:style-name="T10">DISK I/O reduced to a few files once per cycle i.e. 400 times per refinemen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draw:style-name="gr1" draw:text-style-name="P5" draw:layer="layout" svg:width="11.471cm" svg:height="0.962cm" svg:x="1.2cm" svg:y="0.8cm">
          <draw:text-box>
            <text:p text:style-name="P5">QUIC fix workflow DIFFEV refinements</text:p>
          </draw:text-box>
        </draw:frame>
        <draw:frame draw:style-name="gr1" draw:text-style-name="P5" draw:layer="layout" svg:width="12.901cm" svg:height="0.962cm" svg:x="2.2cm" svg:y="2.438cm">
          <draw:text-box>
            <text:p text:style-name="P5">Trivial change to be done locally in Erlangen</text:p>
          </draw:text-box>
        </draw:frame>
        <draw:frame draw:style-name="gr1" draw:text-style-name="P5" draw:layer="layout" svg:width="10.98cm" svg:height="0.962cm" svg:x="1.201cm" svg:y="4.8cm">
          <draw:text-box>
            <text:p text:style-name="P5">BIG fix workflow DIFFEV refinements</text:p>
          </draw:text-box>
        </draw:frame>
        <draw:frame draw:style-name="gr1" draw:text-style-name="P5" draw:layer="layout" svg:width="8.524cm" svg:height="0.962cm" svg:x="2.201cm" svg:y="6.438cm">
          <draw:text-box>
            <text:p text:style-name="P5">Urgently needed in Erlangen</text:p>
          </draw:text-box>
        </draw:frame>
        <draw:frame draw:style-name="gr1" draw:text-style-name="P5" draw:layer="layout" svg:width="19.425cm" svg:height="0.962cm" svg:x="2.202cm" svg:y="7.938cm">
          <draw:text-box>
            <text:p text:style-name="P5">Implications to be considered for future PYTHON / SWIFT solu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9T11:31:58</meta:creation-date>
    <dc:date>2014-03-09T21:25:14</dc:date>
    <meta:editing-duration>PT9H42M8S</meta:editing-duration>
    <meta:editing-cycles>13</meta:editing-cycles>
    <meta:generator>LibreOffice/3.5$Linux_X86_64 LibreOffice_project/350m1$Build-413</meta:generator>
    <meta:document-statistic meta:object-count="192"/>
  </office:meta>
</office:document-meta>
</file>